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3.3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2.04cm"/>
    </style:style>
    <style:style style:name="gr3" style:family="graphic" style:parent-style-name="objectwithoutfill">
      <style:graphic-properties draw:marker-start="Arrow" draw:marker-start-width="0.305cm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 fo:min-height="0.648cm" fo:min-width="1.027cm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fill-color="#280099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9ccff"/>
      <style:paragraph-properties fo:text-align="center"/>
    </style:style>
    <style:style style:name="P6" style:family="paragraph">
      <loext:graphic-properties draw:fill="none" draw:fill-color="#2800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11.16cm" svg:y="3.5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4.97cm" svg:y="13.7cm">
          <text:p text:style-name="P1">Datagra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7.35cm" svg:y="13.7cm">
          <text:p text:style-name="P1">File 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1.16cm" svg:y="8.62cm">
          <text:p text:style-name="P1">CFD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17.51cm" svg:y="9.255cm">
          <text:p text:style-name="P1">MIB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065cm" svg:y1="6.08cm" svg:x2="13.065cm" svg:y2="8.62cm">
          <text:p/>
        </draw:line>
        <draw:line draw:style-name="gr3" draw:text-style-name="P3" draw:layer="layout" svg:x1="11.922cm" svg:y1="11.16cm" svg:x2="10.525cm" svg:y2="13.7cm">
          <text:p/>
        </draw:line>
        <draw:line draw:style-name="gr3" draw:text-style-name="P3" draw:layer="layout" svg:x1="14.335cm" svg:y1="11.16cm" svg:x2="15.605cm" svg:y2="13.7cm">
          <text:p/>
        </draw:line>
        <draw:line draw:style-name="gr3" draw:text-style-name="P3" draw:layer="layout" svg:x1="14.97cm" svg:y1="9.89cm" svg:x2="17.51cm" svg:y2="9.89cm">
          <text:p/>
        </draw:line>
        <draw:frame draw:style-name="gr4" draw:text-style-name="P4" draw:layer="layout" svg:width="4.155cm" svg:height="0.962cm" svg:x="6.715cm" svg:y="4.302cm">
          <draw:text-box>
            <text:p>CFDP “User”</text:p>
          </draw:text-box>
        </draw:frame>
        <draw:frame draw:style-name="gr4" draw:text-style-name="P4" draw:layer="layout" svg:width="4.405cm" svg:height="0.962cm" svg:x="6.374cm" svg:y="9.382cm">
          <draw:text-box>
            <text:p>CFDP “Entity”</text:p>
          </draw:text-box>
        </draw:frame>
        <draw:custom-shape draw:style-name="gr5" draw:text-style-name="P5" draw:layer="layout" svg:width="2.159cm" svg:height="1.27cm" svg:x="8.149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255cm" svg:y1="16.24cm" svg:x2="9.255cm" svg:y2="17.51cm">
          <text:p/>
        </draw:line>
        <draw:frame draw:style-name="gr7" draw:text-style-name="P4" draw:layer="layout" svg:width="2.619cm" svg:height="1.673cm" svg:x="10.652cm" svg:y="17.383cm">
          <draw:text-box>
            <text:p>File</text:p>
            <text:p>System</text:p>
          </draw:text-box>
        </draw:frame>
        <draw:custom-shape draw:style-name="gr5" draw:text-style-name="P5" draw:layer="layout" svg:width="2.159cm" svg:height="1.27cm" svg:x="15.859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875cm" svg:y1="16.24cm" svg:x2="16.875cm" svg:y2="17.51cm">
          <text:p/>
        </draw:line>
        <draw:frame draw:style-name="gr7" draw:text-style-name="P4" draw:layer="layout" svg:width="6.801cm" svg:height="1.673cm" svg:x="18.292cm" svg:y="17.383cm">
          <draw:text-box>
            <text:p>Underlying</text:p>
            <text:p>Communication Media</text:p>
          </draw:text-box>
        </draw:frame>
        <draw:frame draw:style-name="gr7" draw:text-style-name="P4" draw:layer="layout" svg:width="8.736cm" svg:height="0.962cm" svg:x="17.383cm" svg:y="8.112cm">
          <draw:text-box>
            <text:p>MIB internal to CFDP module</text:p>
          </draw:text-box>
        </draw:frame>
        <draw:frame draw:style-name="gr7" draw:text-style-name="P4" draw:layer="layout" svg:width="8.85cm" svg:height="0.962cm" svg:x="15.387cm" svg:y="11.976cm">
          <draw:text-box>
            <text:p>PDUs in CubedOS messa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Chapin</meta:initial-creator>
    <meta:creation-date>2015-07-27T13:22:03.719000000</meta:creation-date>
    <dc:date>2015-07-27T13:39:16.559000000</dc:date>
    <dc:creator>Peter Chapin</dc:creator>
    <meta:editing-duration>PT1M41S</meta:editing-duration>
    <meta:editing-cycles>1</meta:editing-cycles>
    <meta:document-statistic meta:object-count="19"/>
    <meta:generator>LibreOffice/4.4.4.3$Windows_x86 LibreOffice_project/2c39ebcf046445232b798108aa8a7e7d89552ea8</meta:generator>
  </office:meta>
</office:document-meta>
</file>